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108000000C312843E6F.png" manifest:media-type="image/png"/>
  <manifest:file-entry manifest:full-path="Pictures/10000201000000BA000000AF08452E2D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8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9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0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1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22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051cm" svg:stroke-color="#ffffff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4" style:family="graphic" style:parent-style-name="standard">
      <style:graphic-properties draw:stroke="none" svg:stroke-width="0.051cm" svg:stroke-color="#ffffff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5" style:family="graphic" style:parent-style-name="standard">
      <style:graphic-properties draw:stroke="none"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6" style:family="graphic" style:parent-style-name="standard">
      <style:graphic-properties draw:stroke="none"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8" style:family="graphic" style:parent-style-name="standard">
      <style:graphic-properties draw:stroke="none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29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30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3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35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7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9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0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1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2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45" style:family="graphic" style:parent-style-name="objectwithoutfill">
      <style:graphic-properties draw:stroke="dash" draw:stroke-dash="Fine_20_Dashed" draw:fill="none" draw:textarea-vertical-align="middle"/>
    </style:style>
    <style:style style:name="gr46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9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50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1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52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4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5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60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1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62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66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7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1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2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73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74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dddddd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7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8" style:family="paragraph">
      <style:paragraph-properties fo:text-align="center"/>
      <style:text-properties fo:color="#ffffff" fo:font-size="18pt"/>
    </style:style>
    <style:style style:name="P9" style:family="paragraph">
      <style:text-properties fo:font-size="20pt"/>
    </style:style>
    <style:style style:name="P10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1" style:family="paragraph">
      <style:paragraph-properties fo:text-align="center"/>
      <style:text-properties fo:color="#ffffff" fo:font-size="15pt" style:font-size-asian="15pt" style:font-size-complex="15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color="#ff3333" fo:font-size="15pt" style:font-size-asian="15pt" style:font-size-complex="15pt"/>
    </style:style>
    <style:style style:name="P14" style:family="paragraph">
      <style:text-properties fo:font-size="15pt" style:font-size-asian="15pt" style:font-size-complex="15pt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5pt" style:font-size-asian="15pt" style:font-size-complex="15pt"/>
    </style:style>
    <style:style style:name="P1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font-size="14pt" style:font-size-asian="14pt" style:font-size-complex="14pt"/>
    </style:style>
    <style:style style:name="P21" style:family="paragraph">
      <style:paragraph-properties fo:text-align="end"/>
      <style:text-properties fo:color="#000000" fo:font-size="15pt" style:font-size-asian="15pt" style:font-size-complex="15pt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0000" fo:font-size="15pt" style:font-size-asian="15pt" style:font-size-complex="15pt"/>
    </style:style>
    <style:style style:name="P24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5" style:family="paragraph">
      <style:paragraph-properties fo:text-align="center"/>
      <style:text-properties style:use-window-font-color="true" fo:font-size="15pt" style:font-size-asian="15pt" style:font-size-complex="15pt"/>
    </style:style>
    <style:style style:name="P26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7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color="#ffffff" fo:font-size="18pt" fo:font-weight="normal" style:font-weight-asian="normal" style:font-weight-complex="normal"/>
    </style:style>
    <style:style style:name="T3" style:family="text">
      <style:text-properties fo:color="#ffffff" fo:font-size="18pt"/>
    </style:style>
    <style:style style:name="T4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ffff" fo:font-size="15pt" style:font-size-asian="15pt" style:font-size-complex="15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3333" fo:font-size="15pt" style:font-size-asian="15pt" style:font-size-complex="15pt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color="#000000" fo:font-size="15pt" style:font-size-asian="15pt" style:font-size-complex="15pt"/>
    </style:style>
    <style:style style:name="T12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3465a4" fo:font-size="18pt"/>
    </style:style>
    <style:style style:name="T14" style:family="text">
      <style:text-properties style:use-window-font-color="true" fo:font-size="15pt" style:font-size-asian="15pt" style:font-size-complex="15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4.224cm" svg:height="2.794cm" svg:x="6.35cm" svg:y="12.1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Group 32">
          <draw:frame draw:name="Picture 33" draw:style-name="gr2" draw:text-style-name="P2" draw:layer="layout" svg:width="2.152cm" svg:height="2.019cm" svg:x="7.124cm" svg:y="11.179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2" draw:text-style-name="P2" draw:layer="layout" svg:width="2.152cm" svg:height="2.02cm" svg:x="7.499cm" svg:y="11.18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2" draw:text-style-name="P2" draw:layer="layout" svg:width="2.147cm" svg:height="2.02cm" svg:x="7.87cm" svg:y="11.183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2" draw:text-style-name="P2" draw:layer="layout" svg:width="2.152cm" svg:height="2.02cm" svg:x="8.24cm" svg:y="11.183cm">
            <draw:image xlink:href="Pictures/10000201000000BA000000AF08452E2D.png" xlink:type="simple" xlink:show="embed" xlink:actuate="onLoad">
              <text:p/>
            </draw:image>
          </draw:frame>
        </draw:g>
        <draw:custom-shape draw:name="Text Box 38" draw:style-name="gr3" draw:text-style-name="P4" draw:layer="layout" svg:width="2.106cm" svg:height="0.961cm" svg:x="5.334cm" svg:y="11.187cm">
          <text:list text:style-name="L1">
            <text:list-header>
              <text:p text:style-name="P3"><text:span text:style-name="T1">Fla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g draw:name="Group 22">
          <draw:frame draw:name="Picture 23" draw:style-name="gr2" draw:text-style-name="P2" draw:layer="layout" svg:width="3.604cm" svg:height="2.664cm" svg:x="16.481cm" svg:y="11.327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3.604cm" svg:height="2.663cm" svg:x="16.554cm" svg:y="10.868cm">
            <draw:image xlink:href="Pictures/1000020100000108000000C312843E6F.png" xlink:type="simple" xlink:show="embed" xlink:actuate="onLoad">
              <text:p/>
            </draw:image>
          </draw:frame>
        </draw:g>
        <draw:custom-shape draw:name="Text Box 37" draw:style-name="gr4" draw:text-style-name="P6" draw:layer="layout" svg:width="3.54cm" svg:height="1.217cm" svg:x="14.078cm" svg:y="11.175cm">
          <text:list text:style-name="L1">
            <text:list-header>
              <text:p text:style-name="P5"><text:span text:style-name="T1">DRA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1cm" svg:height="2.594cm" svg:x="11.406cm" svg:y="14.332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6" draw:text-style-name="P6" draw:layer="layout" svg:width="3.54cm" svg:height="1.217cm" svg:x="14.494cm" svg:y="15.256cm">
          <text:list text:style-name="L1">
            <text:list-header>
              <text:p text:style-name="P5"><text:span text:style-name="T1">GPU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1" draw:layer="layout" svg:width="3.162cm" svg:height="2.594cm" svg:x="12.365cm" svg:y="14.548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7" draw:text-style-name="P6" draw:layer="layout" svg:width="14.224cm" svg:height="1.217cm" svg:x="6.35cm" svg:y="13.115cm">
          <text:list text:style-name="L1">
            <text:list-header>
              <text:p text:style-name="P5"><text:span text:style-name="T1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7" draw:layer="layout" svg:width="14.224cm" svg:height="2.032cm" svg:x="6.35cm" svg:y="8.89cm">
          <text:p text:style-name="P1"><text:span text:style-name="T2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778cm" svg:height="3.556cm" svg:x="6.35cm" svg:y="5.08cm">
          <text:p text:style-name="P1"><text:span text:style-name="T2">Solr</text:span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8.382cm" svg:y="5.08cm">
          <text:p text:style-name="P1"><text:span text:style-name="T3">Storm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5.588cm" svg:height="3.556cm" svg:x="14.986cm" svg:y="5.08cm">
          <text:p text:style-name="P1"><text:span text:style-name="T3">Spar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4.064cm" svg:height="1.016cm" svg:x="15.748cm" svg:y="7.62cm">
          <text:p text:style-name="P1"><text:span text:style-name="T3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2.032cm" svg:height="3.556cm" svg:x="10.668cm" svg:y="5.08cm">
          <text:p text:style-name="P1"><text:span text:style-name="T3">Flink</text:span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954cm" svg:y1="6.558cm" svg:x2="14.732cm" svg:y2="6.558cm">
          <text:p/>
        </draw:line>
        <draw:custom-shape draw:style-name="gr8" draw:text-style-name="P8" draw:layer="layout" svg:width="4.064cm" svg:height="1.016cm" svg:x="7.62cm" svg:y="7.62cm">
          <text:p text:style-name="P1"><text:span text:style-name="T3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8" draw:text-style-name="P10" draw:layer="layout" svg:width="7.761cm" svg:height="1.473cm" svg:x="10.407cm" svg:y="8.29cm">
          <text:p text:style-name="P1"><text:span text:style-name="T4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1.409cm" svg:height="2.871cm" svg:x="6.918cm" svg:y="5.08cm">
          <text:p text:style-name="P1"><text:span text:style-name="T4">Solr</text:span></text:p>
          <text:p text:style-name="P1"><text:span text:style-name="T4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8.529cm" svg:y="5.08cm">
          <text:p text:style-name="P1"><text:span text:style-name="T5">Storm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8" draw:layer="layout" svg:width="4.731cm" svg:height="2.871cm" svg:x="13.462cm" svg:y="5.08cm">
          <text:p text:style-name="P1"><text:span text:style-name="T5">Spar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1" draw:layer="layout" svg:width="3.222cm" svg:height="0.805cm" svg:x="14.267cm" svg:y="7.146cm">
          <text:p text:style-name="P1"><text:span text:style-name="T5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1.61cm" svg:height="2.871cm" svg:x="10.341cm" svg:y="5.08cm">
          <text:p text:style-name="P1"><text:span text:style-name="T5">Flink</text:span></text:p>
          <text:p text:style-name="P1"><text:span text:style-name="T5"/></text:p>
          <text:p text:style-name="P1"><text:span text:style-name="T3"/></text:p>
          <text:p text:style-name="P1"><text:span text:style-name="T3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1" draw:layer="layout" svg:x1="12.153cm" svg:y1="5.549cm" svg:x2="13.208cm" svg:y2="5.549cm">
          <text:p/>
        </draw:line>
        <draw:custom-shape draw:style-name="gr8" draw:text-style-name="P11" draw:layer="layout" svg:width="2.707cm" svg:height="0.805cm" svg:x="8.89cm" svg:y="7.146cm">
          <text:p text:style-name="P1"><text:span text:style-name="T5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2" draw:layer="layout" svg:width="1.007cm" svg:height="0.604cm" svg:x="16.582cm" svg:y="6.255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2" draw:layer="layout" svg:width="1.006cm" svg:height="0.604cm" svg:x="8.838cm" svg:y="6.256cm">
          <text:p text:style-name="P1"><text:span text:style-name="T6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.237cm" svg:height="1.473cm" svg:x="6.923cm" svg:y="8.29cm">
          <text:p text:style-name="P1"><text:span text:style-name="T4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2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3" draw:layer="layout" svg:width="3.81cm" svg:height="0.848cm" svg:x="11.414cm" svg:y="9.763cm">
          <draw:text-box>
            <text:p text:style-name="P1"><text:span text:style-name="T7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21" draw:text-style-name="P14" draw:layer="layout" svg:width="2.125cm" svg:height="0.848cm" svg:x="15.909cm" svg:y="11.221cm">
          <draw:text-box>
            <text:p><text:span text:style-name="T6">DRAM</text:span></text:p>
          </draw:text-box>
        </draw:frame>
        <draw:frame draw:style-name="gr21" draw:text-style-name="P14" draw:layer="layout" svg:width="2.032cm" svg:height="0.848cm" svg:x="16.056cm" svg:y="12.36cm">
          <draw:text-box>
            <text:p><text:span text:style-name="T6">Flash</text:span></text:p>
          </draw:text-box>
        </draw:frame>
        <draw:path draw:style-name="gr22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2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23" draw:text-style-name="P8" draw:layer="layout" svg:width="8.636cm" svg:height="3.556cm" svg:x="8.382cm" svg:y="6.6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1" draw:layer="layout" svg:width="7.112cm" svg:height="2.286cm" svg:x="9.144cm" svg:y="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2.794cm" svg:height="1.27cm" svg:x="9.652cm" svg:y="9.59cm">
          <text:p text:style-name="P1"><text:span text:style-name="T5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draw:layer="layout" svg:width="2.794cm" svg:height="1.27cm" svg:x="12.954cm" svg:y="9.59cm">
          <text:p text:style-name="P1"><text:span text:style-name="T5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10.16cm" svg:height="0.848cm" svg:x="7.62cm" svg:y="6.758cm">
          <draw:text-box>
            <text:p text:style-name="P1"><text:span text:style-name="T5">Spark (Core)</text:span></text:p>
          </draw:text-box>
        </draw:frame>
        <draw:frame draw:style-name="gr27" draw:text-style-name="P11" draw:layer="layout" svg:width="7.112cm" svg:height="0.848cm" svg:x="9.144cm" svg:y="8.628cm">
          <draw:text-box>
            <text:p text:style-name="P1"><text:span text:style-name="T5">SparkCrail</text:span></text:p>
          </draw:text-box>
        </draw:frame>
        <draw:custom-shape draw:style-name="gr28" draw:text-style-name="P11" draw:layer="layout" svg:width="8.636cm" svg:height="1.524cm" svg:x="8.382cm" svg:y="11.114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frame draw:style-name="gr21" draw:text-style-name="P14" draw:layer="layout" svg:width="4.026cm" svg:height="0.848cm" svg:x="17.849cm" svg:y="13.039cm">
          <draw:text-box>
            <text:p><text:span text:style-name="T6">Flash blocks</text:span></text:p>
          </draw:text-box>
        </draw:frame>
        <draw:frame draw:style-name="gr21" draw:text-style-name="P14" draw:layer="layout" svg:width="5.173cm" svg:height="0.848cm" svg:x="17.099cm" svg:y="12.069cm">
          <draw:text-box>
            <text:p><text:span text:style-name="T6">Memory blocks</text:span></text:p>
          </draw:text-box>
        </draw:frame>
        <draw:line draw:name="Line 19" draw:style-name="gr29" draw:text-style-name="P2" draw:layer="layout" svg:x1="8.571cm" svg:y1="11.999cm" svg:x2="9.336cm" svg:y2="11.999cm">
          <text:p/>
        </draw:line>
        <draw:custom-shape draw:style-name="gr30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0.549cm" svg:y1="12.009cm" svg:x2="11.314cm" svg:y2="12.009cm">
          <text:p/>
        </draw:line>
        <draw:custom-shape draw:style-name="gr30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2.527cm" svg:y1="12.019cm" svg:x2="13.292cm" svg:y2="12.019cm">
          <text:p/>
        </draw:line>
        <draw:custom-shape draw:style-name="gr30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9" draw:text-style-name="P2" draw:layer="layout" svg:x1="15.695cm" svg:y1="12.03cm" svg:x2="16.46cm" svg:y2="12.03cm">
          <text:p/>
        </draw:line>
        <draw:custom-shape draw:style-name="gr30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2" draw:text-style-name="P1" draw:layer="layout" svg:x1="13.663cm" svg:y1="13.033cm" svg:x2="15.322cm" svg:y2="13.033cm">
          <text:p/>
        </draw:line>
        <draw:frame draw:style-name="gr33" draw:text-style-name="P16" draw:layer="layout" svg:width="4.093cm" svg:height="0.992cm" svg:x="3.964cm" svg:y="12.6cm">
          <draw:text-box>
            <text:p text:style-name="P15"><text:span text:style-name="T6">Storage nodes</text:span></text:p>
          </draw:text-box>
        </draw:frame>
        <draw:frame draw:name="Picture 20" draw:style-name="gr34" draw:text-style-name="P2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34" draw:text-style-name="P2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35" draw:text-style-name="P1" draw:layer="layout" svg:x1="17.099cm" svg:y1="12.569cm" svg:x2="16.238cm" svg:y2="13.04cm">
          <text:p/>
        </draw:line>
        <draw:line draw:style-name="gr35" draw:text-style-name="P1" draw:layer="layout" svg:x1="17.849cm" svg:y1="13.436cm" svg:x2="16.238cm" svg:y2="13.607cm">
          <text:p/>
        </draw:line>
        <draw:custom-shape draw:style-name="gr36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7" draw:text-style-name="P17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7" draw:text-style-name="P17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8" draw:text-style-name="P18" draw:layer="layout" svg:width="11.275cm" svg:height="0.964cm" svg:x="6.937cm" svg:y="10.375cm">
          <text:list text:style-name="L1">
            <text:list-header>
              <text:p text:style-name="P5"><text:span text:style-name="T8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19" draw:layer="layout" svg:width="1.328cm" svg:height="0.569cm" svg:x="10.594cm" svg:y="5.788cm">
          <text:p text:style-name="P1"><text:span text:style-name="T9">“</text:span><text:span text:style-name="T9">/”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layout" svg:width="1.897cm" svg:height="0.569cm" svg:x="8.813cm" svg:y="7.116cm">
          <text:p text:style-name="P1"><text:span text:style-name="T10">“</text:span><text:span text:style-name="T10">tmp”</text:span></text:p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9.761cm" svg:y1="6.737cm" svg:x2="12.796cm" svg:y2="6.737cm">
          <text:p/>
        </draw:line>
        <draw:line draw:style-name="gr41" draw:text-style-name="P1" draw:layer="layout" svg:x1="9.761cm" svg:y1="6.737cm" svg:x2="9.761cm" svg:y2="7.116cm">
          <text:p/>
        </draw:line>
        <draw:line draw:style-name="gr41" draw:text-style-name="P1" draw:layer="layout" svg:x1="12.796cm" svg:y1="6.737cm" svg:x2="12.796cm" svg:y2="7.116cm">
          <text:p/>
        </draw:line>
        <draw:line draw:style-name="gr40" draw:text-style-name="P1" draw:layer="layout" svg:x1="11.279cm" svg:y1="6.357cm" svg:x2="11.279cm" svg:y2="6.736cm">
          <text:p/>
        </draw:line>
        <draw:custom-shape draw:style-name="gr39" draw:text-style-name="P20" draw:layer="layout" svg:width="1.898cm" svg:height="0.569cm" svg:x="11.657cm" svg:y="7.116cm">
          <text:p text:style-name="P1"><text:span text:style-name="T10">“</text:span><text:span text:style-name="T10">shuffle”</text:span>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9.761cm" svg:y1="7.685cm" svg:x2="9.761cm" svg:y2="8.257cm">
          <text:p/>
        </draw:line>
        <draw:line draw:style-name="gr41" draw:text-style-name="P1" draw:layer="layout" svg:x1="9.761cm" svg:y1="8.256cm" svg:x2="10.14cm" svg:y2="8.256cm">
          <text:p/>
        </draw:line>
        <draw:line draw:style-name="gr41" draw:text-style-name="P1" draw:layer="layout" svg:x1="12.796cm" svg:y1="8.064cm" svg:x2="13.175cm" svg:y2="8.064cm">
          <text:p/>
        </draw:line>
        <draw:line draw:style-name="gr41" draw:text-style-name="P1" draw:layer="layout" svg:x1="12.796cm" svg:y1="9.016cm" svg:x2="13.175cm" svg:y2="9.016cm">
          <text:p/>
        </draw:line>
        <draw:line draw:style-name="gr41" draw:text-style-name="P1" draw:layer="layout" svg:x1="12.796cm" svg:y1="7.685cm" svg:x2="12.796cm" svg:y2="9.015cm">
          <text:p/>
        </draw:line>
        <draw:custom-shape draw:style-name="gr42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1.436cm" svg:height="1.029cm" svg:x="9.244cm" svg:y="8.784cm">
          <draw:text-box>
            <text:p><text:span text:style-name="T6">file</text:span></text:p>
          </draw:text-box>
        </draw:frame>
        <draw:line draw:style-name="gr45" draw:text-style-name="P1" draw:layer="layout" svg:x1="10.922cm" svg:y1="8.709cm" svg:x2="10.331cm" svg:y2="8.969cm">
          <text:p/>
        </draw:line>
        <presentation:notes draw:style-name="dp2">
          <draw:page-thumbnail draw:style-name="gr12" draw:layer="layout" svg:width="14.848cm" svg:height="11.136cm" svg:x="3.075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7" draw:layer="layout" svg:width="11.938cm" svg:height="2.032cm" svg:x="8.09cm" svg:y="6.35cm">
          <text:p text:style-name="P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1" draw:text-style-name="P1" draw:layer="layout" svg:x1="15.71cm" svg:y1="9.144cm" svg:x2="17.234cm" svg:y2="9.144cm">
          <text:p/>
        </draw:line>
        <draw:frame draw:style-name="gr27" draw:text-style-name="P11" draw:layer="layout" svg:width="2.286cm" svg:height="0.848cm" svg:x="8.598cm" svg:y="8.636cm">
          <draw:text-box>
            <text:p text:style-name="P1"><text:span text:style-name="T5">DRAM</text:span></text:p>
          </draw:text-box>
        </draw:frame>
        <draw:frame draw:style-name="gr27" draw:text-style-name="P11" draw:layer="layout" svg:width="2.54cm" svg:height="0.848cm" svg:x="20.282cm" svg:y="8.636cm">
          <draw:text-box>
            <text:p text:style-name="P1"><text:span text:style-name="T5">NVMef</text:span></text:p>
          </draw:text-box>
        </draw:frame>
        <draw:frame draw:style-name="gr27" draw:text-style-name="P11" draw:layer="layout" svg:width="2.54cm" svg:height="0.848cm" svg:x="10.884cm" svg:y="8.636cm">
          <draw:text-box>
            <text:p text:style-name="P1"><text:span text:style-name="T5">BlkDv</text:span></text:p>
          </draw:text-box>
        </draw:frame>
        <draw:frame draw:name="Picture 33" draw:style-name="gr2" draw:text-style-name="P2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2" draw:text-style-name="P2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5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2" draw:text-style-name="P2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2" draw:text-style-name="P2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8" draw:text-style-name="P1" draw:layer="layout" svg:x1="9.568cm" svg:y1="9.806cm" svg:x2="9.568cm" svg:y2="11.838cm">
            <text:p/>
          </draw:line>
          <draw:line draw:style-name="gr48" draw:text-style-name="P1" draw:layer="layout" svg:x1="9.568cm" svg:y1="10.047cm" svg:x2="9.06cm" svg:y2="11.584cm">
            <text:p/>
          </draw:line>
          <draw:line draw:style-name="gr48" draw:text-style-name="P1" draw:layer="layout" svg:x1="9.568cm" svg:y1="10.047cm" svg:x2="10.076cm" svg:y2="11.584cm">
            <text:p/>
          </draw:line>
        </draw:g>
        <draw:frame draw:style-name="gr27" draw:text-style-name="P21" draw:layer="layout" svg:width="3.302cm" svg:height="1.445cm" svg:x="5.712cm" svg:y="10.114cm">
          <draw:text-box>
            <text:p text:style-name="P15"><text:span text:style-name="T11">RDMA</text:span></text:p>
            <text:p text:style-name="P15"><text:span text:style-name="T11">read/write</text:span></text:p>
          </draw:text-box>
        </draw:frame>
        <draw:frame draw:style-name="gr27" draw:text-style-name="P23" draw:layer="layout" svg:width="2.54cm" svg:height="1.445cm" svg:x="9.922cm" svg:y="10.114cm">
          <draw:text-box>
            <text:p text:style-name="P22"><text:span text:style-name="T11">RDMA</text:span></text:p>
            <text:p text:style-name="P22"><text:span text:style-name="T11">fabrics</text:span></text:p>
          </draw:text-box>
        </draw:frame>
        <draw:line draw:style-name="gr35" draw:text-style-name="P1" draw:layer="layout" svg:x1="7.582cm" svg:y1="11.838cm" svg:x2="23.33cm" svg:y2="11.838cm">
          <text:p/>
        </draw:line>
        <draw:frame draw:style-name="gr27" draw:text-style-name="P23" draw:layer="layout" svg:width="3.048cm" svg:height="0.848cm" svg:x="22.09cm" svg:y="11.892cm">
          <draw:text-box>
            <text:p text:style-name="P22"><text:span text:style-name="T11">Storage</text:span></text:p>
          </draw:text-box>
        </draw:frame>
        <draw:frame draw:style-name="gr27" draw:text-style-name="P23" draw:layer="layout" svg:width="3.556cm" svg:height="0.848cm" svg:x="22.09cm" svg:y="10.822cm">
          <draw:text-box>
            <text:p text:style-name="P22"><text:span text:style-name="T11">I/O</text:span></text:p>
          </draw:text-box>
        </draw:frame>
        <draw:custom-shape draw:style-name="gr49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7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27" draw:text-style-name="P11" draw:layer="layout" svg:width="2.286cm" svg:height="0.848cm" svg:x="10.884cm" svg:y="8.636cm">
          <draw:text-box>
            <text:p text:style-name="P1"><text:span text:style-name="T5">NVMef</text:span></text:p>
          </draw:text-box>
        </draw:frame>
        <draw:g>
          <draw:line draw:style-name="gr48" draw:text-style-name="P1" draw:layer="layout" svg:x1="12.354cm" svg:y1="9.756cm" svg:x2="12.354cm" svg:y2="11.788cm">
            <text:p/>
          </draw:line>
          <draw:line draw:style-name="gr48" draw:text-style-name="P1" draw:layer="layout" svg:x1="12.354cm" svg:y1="9.997cm" svg:x2="11.846cm" svg:y2="11.534cm">
            <text:p/>
          </draw:line>
          <draw:line draw:style-name="gr48" draw:text-style-name="P1" draw:layer="layout" svg:x1="12.354cm" svg:y1="9.997cm" svg:x2="12.862cm" svg:y2="11.534cm">
            <text:p/>
          </draw:line>
        </draw:g>
        <draw:polygon draw:style-name="gr47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27" draw:text-style-name="P11" draw:layer="layout" svg:width="2.286cm" svg:height="0.848cm" svg:x="13.17cm" svg:y="8.636cm">
          <draw:text-box>
            <text:p text:style-name="P1"><text:span text:style-name="T5">GPU</text:span></text:p>
          </draw:text-box>
        </draw:frame>
        <draw:frame draw:style-name="gr27" draw:text-style-name="P11" draw:layer="layout" svg:width="11.938cm" svg:height="0.848cm" svg:x="8.09cm" svg:y="6.772cm">
          <draw:text-box>
            <text:p text:style-name="P1"><text:span text:style-name="T5">Crail File System (Core)</text:span></text:p>
          </draw:text-box>
        </draw:frame>
        <draw:polygon draw:style-name="gr47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27" draw:text-style-name="P11" draw:layer="layout" svg:width="2.286cm" svg:height="0.848cm" svg:x="17.234cm" svg:y="8.636cm">
          <draw:text-box>
            <text:p text:style-name="P1"><text:span text:style-name="T5">BlkDev</text:span></text:p>
          </draw:text-box>
        </draw:frame>
        <draw:g>
          <draw:line draw:style-name="gr48" draw:text-style-name="P1" draw:layer="layout" svg:x1="14.886cm" svg:y1="9.781cm" svg:x2="14.886cm" svg:y2="11.813cm">
            <text:p/>
          </draw:line>
          <draw:line draw:style-name="gr48" draw:text-style-name="P1" draw:layer="layout" svg:x1="14.886cm" svg:y1="10.022cm" svg:x2="14.378cm" svg:y2="11.559cm">
            <text:p/>
          </draw:line>
          <draw:line draw:style-name="gr48" draw:text-style-name="P1" draw:layer="layout" svg:x1="14.886cm" svg:y1="10.022cm" svg:x2="15.394cm" svg:y2="11.559cm">
            <text:p/>
          </draw:line>
        </draw:g>
        <draw:g>
          <draw:line draw:style-name="gr48" draw:text-style-name="P1" draw:layer="layout" svg:x1="18.404cm" svg:y1="9.756cm" svg:x2="18.404cm" svg:y2="11.788cm">
            <text:p/>
          </draw:line>
          <draw:line draw:style-name="gr48" draw:text-style-name="P1" draw:layer="layout" svg:x1="18.404cm" svg:y1="9.997cm" svg:x2="17.896cm" svg:y2="11.534cm">
            <text:p/>
          </draw:line>
          <draw:line draw:style-name="gr48" draw:text-style-name="P1" draw:layer="layout" svg:x1="18.404cm" svg:y1="9.997cm" svg:x2="18.912cm" svg:y2="11.534cm">
            <text:p/>
          </draw:line>
        </draw:g>
        <draw:frame draw:style-name="gr5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27" draw:text-style-name="P23" draw:layer="layout" svg:width="2.54cm" svg:height="1.445cm" svg:x="12.822cm" svg:y="10.115cm">
          <draw:text-box>
            <text:p text:style-name="P22"><text:span text:style-name="T11">GPU</text:span></text:p>
            <text:p text:style-name="P22"><text:span text:style-name="T11">direct</text:span></text:p>
          </draw:text-box>
        </draw:frame>
        <draw:line draw:style-name="gr35" draw:text-style-name="P1" draw:layer="layout" svg:x1="7.582cm" svg:y1="6.096cm" svg:x2="23.33cm" svg:y2="6.096cm">
          <text:p/>
        </draw:line>
        <draw:frame draw:style-name="gr27" draw:text-style-name="P23" draw:layer="layout" svg:width="3.556cm" svg:height="0.848cm" svg:x="22.09cm" svg:y="5.08cm">
          <draw:text-box>
            <text:p text:style-name="P22"><text:span text:style-name="T11">Compute</text:span></text:p>
          </draw:text-box>
        </draw:frame>
        <draw:line draw:style-name="gr50" draw:text-style-name="P1" draw:layer="layout" svg:x1="21.844cm" svg:y1="11.838cm" svg:x2="21.844cm" svg:y2="13.97cm">
          <text:p/>
        </draw:line>
        <draw:line draw:style-name="gr50" draw:text-style-name="P1" draw:layer="layout" svg:x1="21.844cm" svg:y1="6.096cm" svg:x2="21.844cm" svg:y2="11.838cm">
          <text:p/>
        </draw:line>
        <draw:line draw:style-name="gr51" draw:text-style-name="P1" draw:layer="layout" svg:x1="21.844cm" svg:y1="4.572cm" svg:x2="21.844cm" svg:y2="6.096cm">
          <text:p/>
        </draw:line>
        <draw:custom-shape draw:style-name="gr52" draw:text-style-name="P24" draw:layer="layout" svg:width="11.938cm" svg:height="1.27cm" svg:x="8.09cm" svg:y="4.572cm">
          <text:p text:style-name="P1"><text:span text:style-name="T12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2.54cm" svg:height="1.445cm" svg:x="15.956cm" svg:y="10.116cm">
          <draw:text-box>
            <text:p text:style-name="P22"><text:span text:style-name="T11">iSCSI</text:span></text:p>
            <text:p text:style-name="P22"><text:span text:style-name="T11">RDMA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5.08cm" svg:height="3.056cm" svg:x="12.754cm" svg:y="8.1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5.08cm" svg:height="1.27cm" svg:x="12.754cm" svg:y="11.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3.262cm" svg:y="9.9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3.516cm" svg:y="10.228cm">
          <draw:text-box>
            <text:p text:style-name="P1"><text:span text:style-name="T5">CrailShuffle</text:span></text:p>
          </draw:text-box>
        </draw:frame>
        <draw:polygon draw:style-name="gr54" draw:text-style-name="P1" draw:layer="layout" svg:width="1.183cm" svg:height="1.269cm" draw:transform="rotate (1.5707963267949) translate (13.858cm 10.262cm)" svg:viewBox="0 0 1184 1270" draw:points="1184,0 355,0 0,635 355,1270 1184,1270">
          <text:p/>
        </draw:polygon>
        <draw:frame draw:style-name="gr27" draw:text-style-name="P11" draw:layer="layout" svg:width="5.08cm" svg:height="0.848cm" svg:x="12.754cm" svg:y="11.598cm">
          <draw:text-box>
            <text:p text:style-name="P1"><text:span text:style-name="T5">Crail File System</text:span></text:p>
          </draw:text-box>
        </draw:frame>
        <draw:frame draw:style-name="gr27" draw:text-style-name="P25" draw:layer="layout" svg:width="5.08cm" svg:height="0.848cm" svg:x="12.754cm" svg:y="8.12cm">
          <draw:text-box>
            <text:p text:style-name="P1"><text:span text:style-name="T14">Spark (core)</text:span></text:p>
          </draw:text-box>
        </draw:frame>
        <draw:custom-shape draw:style-name="gr55" draw:text-style-name="P7" draw:layer="layout" svg:width="5.08cm" svg:height="1.062cm" svg:x="12.754cm" svg:y="6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25" draw:layer="layout" svg:width="5.08cm" svg:height="0.848cm" svg:x="12.754cm" svg:y="6.858cm">
          <draw:text-box>
            <text:p text:style-name="P1"><text:span text:style-name="T14">Application</text:span></text:p>
          </draw:text-box>
        </draw:frame>
        <draw:custom-shape draw:style-name="gr49" draw:text-style-name="P1" draw:layer="layout" svg:width="15.294cm" svg:height="6.096cm" svg:x="2.54cm" svg:y="6.604cm">
          <text:p/>
          <draw:enhanced-geometry svg:viewBox="0 0 21600 21600" draw:type="rectangle" draw:enhanced-path="M 0 0 L 21600 0 21600 21600 0 21600 0 0 Z N"/>
        </draw:custom-shape>
        <draw:polygon draw:style-name="gr54" draw:text-style-name="P1" draw:layer="layout" svg:width="1.183cm" svg:height="1.269cm" draw:transform="rotate (1.5707963267949) translate (15.392cm 10.262cm)" svg:viewBox="0 0 1184 1270" draw:points="1184,0 355,0 0,635 355,1270 1184,1270">
          <text:p/>
        </draw:polygon>
        <draw:frame draw:style-name="gr27" draw:text-style-name="P26" draw:layer="layout" svg:width="1.28cm" svg:height="0.806cm" svg:x="13.848cm" svg:y="9.078cm">
          <draw:text-box>
            <text:p><text:span text:style-name="T15">Ser</text:span></text:p>
          </draw:text-box>
        </draw:frame>
        <draw:frame draw:style-name="gr27" draw:text-style-name="P26" draw:layer="layout" svg:width="1.526cm" svg:height="0.806cm" svg:x="15.292cm" svg:y="9.1cm">
          <draw:text-box>
            <text:p><text:span text:style-name="T15">Sort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office:forms form:automatic-focus="false" form:apply-design-mode="false"/>
        <draw:custom-shape draw:style-name="gr53" draw:text-style-name="P8" draw:layer="layout" svg:width="9.452cm" svg:height="3.302cm" svg:x="10.922cm" svg:y="7.92cm">
          <text:p text:style-name="P1"><text:span text:style-name="T13"/></text:p>
          <text:p text:style-name="P1"><text:span text:style-name="T13"/></text:p>
          <text:p text:style-name="P1"><text:span text:style-name="T13"/></text:p>
          <text:p text:style-name="P1"><text:span text:style-name="T13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3.556cm" svg:height="0.848cm" svg:x="16.056cm" svg:y="10.274cm">
          <draw:text-box>
            <text:p text:style-name="P1"><text:span text:style-name="T5">CrailShuffle</text:span></text:p>
          </draw:text-box>
        </draw:frame>
        <draw:polygon draw:style-name="gr5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27" draw:text-style-name="P11" draw:layer="layout" svg:width="9.452cm" svg:height="0.848cm" svg:x="10.922cm" svg:y="11.644cm">
          <draw:text-box>
            <text:p text:style-name="P1"><text:span text:style-name="T5">Crail File System</text:span></text:p>
          </draw:text-box>
        </draw:frame>
        <draw:frame draw:style-name="gr27" draw:text-style-name="P11" draw:layer="layout" svg:width="9.452cm" svg:height="0.848cm" svg:x="10.922cm" svg:y="7.92cm">
          <draw:text-box>
            <text:p text:style-name="P1"><text:span text:style-name="T5">Spark (core)</text:span></text:p>
          </draw:text-box>
        </draw:frame>
        <draw:custom-shape draw:style-name="gr58" draw:text-style-name="P10" draw:layer="layout" svg:width="2.54cm" svg:height="1.062cm" svg:x="10.922cm" svg:y="6.65cm">
          <text:p text:style-name="P1"><text:span text:style-name="T12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7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1" draw:layer="layout" svg:width="4.056cm" svg:height="0.848cm" svg:x="11.43cm" svg:y="10.274cm">
          <draw:text-box>
            <text:p text:style-name="P1"><text:span text:style-name="T5">CrailBroadcast</text:span></text:p>
          </draw:text-box>
        </draw:frame>
        <draw:polygon draw:style-name="gr5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60" draw:text-style-name="P10" draw:layer="layout" svg:width="1.778cm" svg:height="1.062cm" svg:x="13.716cm" svg:y="6.65cm">
          <text:p text:style-name="P1"><text:span text:style-name="T12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0" draw:layer="layout" svg:width="2.286cm" svg:height="1.062cm" svg:x="18.034cm" svg:y="6.604cm">
          <text:p text:style-name="P1"><text:span text:style-name="T12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6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5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27" draw:text-style-name="P26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62" draw:text-style-name="P1" draw:layer="layout" svg:x1="15.748cm" svg:y1="7.158cm" svg:x2="17.78cm" svg:y2="7.204cm">
          <text:p/>
        </draw:line>
        <draw:polygon draw:style-name="gr5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5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4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27" draw:text-style-name="P26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custom-shape draw:style-name="gr63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27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741cm" svg:height="0.947cm" svg:x="11.844cm" svg:y="4.702cm">
          <draw:text-box>
            <text:p text:style-name="P1"><text:span text:style-name="T9">Crail</text:span></text:p>
          </draw:text-box>
        </draw:frame>
        <draw:frame draw:style-name="gr65" draw:text-style-name="P19" draw:layer="layout" svg:width="4.421cm" svg:height="0.947cm" svg:x="16.362cm" svg:y="4.702cm">
          <draw:text-box>
            <text:p text:style-name="P1"><text:span text:style-name="T9">Reduce</text:span></text:p>
          </draw:text-box>
        </draw:frame>
        <draw:custom-shape draw:name="Rectangle 19" draw:style-name="gr66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0.496cm" svg:y1="6.588cm" svg:x2="11.132cm" svg:y2="6.588cm">
          <text:p/>
        </draw:line>
        <draw:custom-shape draw:name="Rectangle 19" draw:style-name="gr68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726cm" svg:y="7.65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8.385cm" svg:x2="11.132cm" svg:y2="8.385cm">
          <text:p/>
        </draw:line>
        <draw:custom-shape draw:name="Rectangle 19" draw:style-name="gr69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11.143cm" svg:x2="11.132cm" svg:y2="11.143cm">
          <text:p/>
        </draw:line>
        <draw:custom-shape draw:style-name="gr70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0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1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1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70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31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1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72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2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1.98cm" svg:y1="6.604cm" svg:x2="13.623cm" svg:y2="6.096cm">
          <text:p/>
        </draw:line>
        <draw:line draw:style-name="gr41" draw:text-style-name="P1" draw:layer="layout" svg:x1="11.98cm" svg:y1="6.604cm" svg:x2="13.623cm" svg:y2="7.874cm">
          <text:p/>
        </draw:line>
        <draw:line draw:style-name="gr41" draw:text-style-name="P1" draw:layer="layout" svg:x1="11.981cm" svg:y1="6.604cm" svg:x2="13.623cm" svg:y2="10.668cm">
          <text:p/>
        </draw:line>
        <draw:line draw:style-name="gr41" draw:text-style-name="P1" draw:layer="layout" svg:x1="11.983cm" svg:y1="8.208cm" svg:x2="13.835cm" svg:y2="6.604cm">
          <text:p/>
        </draw:line>
        <draw:line draw:style-name="gr41" draw:text-style-name="P1" draw:layer="layout" svg:x1="11.983cm" svg:y1="8.308cm" svg:x2="13.835cm" svg:y2="8.482cm">
          <text:p/>
        </draw:line>
        <draw:line draw:style-name="gr41" draw:text-style-name="P1" draw:layer="layout" svg:x1="11.983cm" svg:y1="8.308cm" svg:x2="13.836cm" svg:y2="11.276cm">
          <text:p/>
        </draw:line>
        <draw:line draw:style-name="gr41" draw:text-style-name="P1" draw:layer="layout" svg:x1="11.984cm" svg:y1="11.009cm" svg:x2="14.047cm" svg:y2="11.53cm">
          <text:p/>
        </draw:line>
        <draw:line draw:style-name="gr41" draw:text-style-name="P1" draw:layer="layout" svg:x1="11.985cm" svg:y1="11.01cm" svg:x2="14.047cm" svg:y2="8.99cm">
          <text:p/>
        </draw:line>
        <draw:line draw:style-name="gr41" draw:text-style-name="P1" draw:layer="layout" svg:x1="11.985cm" svg:y1="10.91cm" svg:x2="14.047cm" svg:y2="7.112cm">
          <text:p/>
        </draw:line>
        <draw:custom-shape draw:style-name="gr73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7" draw:text-style-name="P1" draw:layer="layout" svg:x1="9.05cm" svg:y1="11.43cm" svg:x2="9.304cm" svg:y2="12.446cm">
          <text:p/>
        </draw:line>
        <draw:frame draw:style-name="gr64" draw:text-style-name="P27" draw:layer="layout" svg:width="1.778cm" svg:height="0.996cm" svg:x="8.796cm" svg:y="12.4cm">
          <draw:text-box>
            <text:p text:style-name="P22"><text:span text:style-name="T9">Task</text:span></text:p>
          </draw:text-box>
        </draw:frame>
        <draw:line draw:style-name="gr67" draw:text-style-name="P1" draw:layer="layout" svg:x1="14.384cm" svg:y1="11.684cm" svg:x2="13.006cm" svg:y2="12.4cm">
          <text:p/>
        </draw:line>
        <draw:frame draw:style-name="gr64" draw:text-style-name="P27" draw:layer="layout" svg:width="1.778cm" svg:height="0.996cm" svg:x="11.798cm" svg:y="12.4cm">
          <draw:text-box>
            <text:p text:style-name="P22"><text:span text:style-name="T9">File</text:span></text:p>
          </draw:text-box>
        </draw:frame>
        <draw:frame draw:style-name="gr64" draw:text-style-name="P19" draw:layer="layout" svg:width="3.302cm" svg:height="0.996cm" svg:x="13.206cm" svg:y="12.4cm">
          <draw:text-box>
            <text:p text:style-name="P1"><text:span text:style-name="T9">Directory</text:span></text:p>
          </draw:text-box>
        </draw:frame>
        <draw:custom-shape draw:style-name="gr4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4" draw:text-style-name="P27" draw:layer="layout" svg:width="4.826cm" svg:height="0.996cm" svg:x="16.394cm" svg:y="12.4cm">
          <draw:text-box>
            <text:p text:style-name="P22"><text:span text:style-name="T9">Sorted key range</text:span></text:p>
          </draw:text-box>
        </draw:frame>
        <draw:line draw:style-name="gr67" draw:text-style-name="P1" draw:layer="layout" svg:x1="18.394cm" svg:y1="11.176cm" svg:x2="18.902cm" svg:y2="12.446cm">
          <text:p/>
        </draw:line>
        <draw:line draw:style-name="gr67" draw:text-style-name="P1" draw:layer="layout" svg:x1="15.146cm" svg:y1="11.938cm" svg:x2="15.4cm" svg:y2="12.4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2" draw:layer="layout" svg:width="14.848cm" svg:height="11.136cm" svg:x="3.075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64" draw:text-style-name="P27" draw:layer="layout" svg:width="4.167cm" svg:height="0.996cm" svg:x="8.423cm" svg:y="4.702cm">
          <draw:text-box>
            <text:p text:style-name="P22"><text:span text:style-name="T9">Map</text:span></text:p>
          </draw:text-box>
        </draw:frame>
        <draw:frame draw:style-name="gr65" draw:text-style-name="P19" draw:layer="layout" svg:width="2.266cm" svg:height="0.947cm" svg:x="6.057cm" svg:y="4.702cm">
          <draw:text-box>
            <text:p text:style-name="P1"><text:span text:style-name="T9">Cores</text:span></text:p>
          </draw:text-box>
        </draw:frame>
        <draw:frame draw:style-name="gr65" draw:text-style-name="P19" draw:layer="layout" svg:width="4.421cm" svg:height="0.947cm" svg:x="13.162cm" svg:y="4.702cm">
          <draw:text-box>
            <text:p text:style-name="P1"><text:span text:style-name="T9">Reduce</text:span></text:p>
          </draw:text-box>
        </draw:frame>
        <draw:custom-shape draw:name="Rectangle 19" draw:style-name="gr66" draw:text-style-name="P17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67" draw:text-style-name="P1" draw:layer="layout" svg:x1="10.496cm" svg:y1="6.588cm" svg:x2="11.132cm" svg:y2="6.588cm">
          <text:p/>
        </draw:line>
        <draw:custom-shape draw:name="Rectangle 19" draw:style-name="gr68" draw:text-style-name="P17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8.726cm" svg:y="7.656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8" draw:text-style-name="P17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8.385cm" svg:x2="11.132cm" svg:y2="8.385cm">
          <text:p/>
        </draw:line>
        <draw:custom-shape draw:name="Rectangle 19" draw:style-name="gr69" draw:text-style-name="P17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17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9" draw:text-style-name="P17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0.496cm" svg:y1="11.143cm" svg:x2="11.132cm" svg:y2="11.143cm">
          <text:p/>
        </draw:line>
        <draw:custom-shape draw:style-name="gr49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11.98cm" svg:y1="6.604cm" svg:x2="14.047cm" svg:y2="6.096cm">
          <text:p/>
        </draw:line>
        <draw:line draw:style-name="gr41" draw:text-style-name="P1" draw:layer="layout" svg:x1="11.98cm" svg:y1="6.604cm" svg:x2="14.047cm" svg:y2="8.201cm">
          <text:p/>
        </draw:line>
        <draw:line draw:style-name="gr41" draw:text-style-name="P1" draw:layer="layout" svg:x1="11.981cm" svg:y1="6.604cm" svg:x2="14.047cm" svg:y2="10.91cm">
          <text:p/>
        </draw:line>
        <draw:line draw:style-name="gr41" draw:text-style-name="P1" draw:layer="layout" svg:x1="11.983cm" svg:y1="8.208cm" svg:x2="14.047cm" svg:y2="6.604cm">
          <text:p/>
        </draw:line>
        <draw:line draw:style-name="gr41" draw:text-style-name="P1" draw:layer="layout" svg:x1="11.983cm" svg:y1="8.308cm" svg:x2="14.047cm" svg:y2="8.501cm">
          <text:p/>
        </draw:line>
        <draw:line draw:style-name="gr41" draw:text-style-name="P1" draw:layer="layout" svg:x1="11.983cm" svg:y1="8.308cm" svg:x2="14.047cm" svg:y2="11.176cm">
          <text:p/>
        </draw:line>
        <draw:line draw:style-name="gr41" draw:text-style-name="P1" draw:layer="layout" svg:x1="11.984cm" svg:y1="11.009cm" svg:x2="14.047cm" svg:y2="11.43cm">
          <text:p/>
        </draw:line>
        <draw:line draw:style-name="gr41" draw:text-style-name="P1" draw:layer="layout" svg:x1="11.985cm" svg:y1="11.01cm" svg:x2="14.047cm" svg:y2="8.99cm">
          <text:p/>
        </draw:line>
        <draw:line draw:style-name="gr41" draw:text-style-name="P1" draw:layer="layout" svg:x1="11.985cm" svg:y1="10.91cm" svg:x2="14.047cm" svg:y2="7.112cm">
          <text:p/>
        </draw:line>
        <draw:custom-shape draw:style-name="gr73" draw:text-style-name="P1" draw:layer="layout" svg:width="1.274cm" svg:height="1.292cm" svg:x="20.3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20.3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3" draw:text-style-name="P1" draw:layer="layout" svg:width="1.274cm" svg:height="1.292cm" svg:x="20.3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9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66" draw:text-style-name="P17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64" draw:text-style-name="P27" draw:layer="layout" svg:width="4.826cm" svg:height="0.996cm" svg:x="18.894cm" svg:y="12.4cm">
          <draw:text-box>
            <text:p text:style-name="P22"><text:span text:style-name="T9">Sorted key range</text:span></text:p>
          </draw:text-box>
        </draw:frame>
        <draw:line draw:style-name="gr67" draw:text-style-name="P1" draw:layer="layout" svg:x1="20.894cm" svg:y1="11.176cm" svg:x2="21.402cm" svg:y2="12.446cm">
          <text:p/>
        </draw:line>
        <draw:frame draw:style-name="gr5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5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draw:custom-shape draw:name="Rectangle 19" draw:style-name="gr74" draw:text-style-name="P17" draw:layer="layout" svg:width="3.225cm" svg:height="1.391cm" svg:x="14.047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17" draw:layer="layout" svg:width="3.225cm" svg:height="1.389cm" svg:x="14.047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74" draw:text-style-name="P17" draw:layer="layout" svg:width="3.225cm" svg:height="1.39cm" svg:x="14.047cm" svg:y="10.3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2" draw:layer="layout" svg:width="14.848cm" svg:height="11.136cm" svg:x="3.075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1-05T16:43:40.580331158</dc:date>
    <meta:editing-duration>P1DT5H37M10S</meta:editing-duration>
    <meta:editing-cycles>559</meta:editing-cycles>
    <meta:generator>LibreOffice/4.2.8.2$Linux_X86_64 LibreOffice_project/420m0$Build-2</meta:generator>
    <meta:document-statistic meta:object-count="376"/>
  </office:meta>
</office:document-meta>
</file>